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Web (West European)', 'Segoe UI', apple-system, BlinkMacSystemFont, Roboto, 'Helvetica Neue', sans-serif"/>
    <style:font-face style:name="monospace" svg:font-family="monospace"/>
  </office:font-face-decls>
  <office:automatic-styles>
    <style:style style:name="Tableau1" style:family="table">
      <style:table-properties style:width="17cm" table:align="margins"/>
    </style:style>
    <style:style style:name="Tableau1.A" style:family="table-column">
      <style:table-column-properties style:column-width="2.697cm" style:rel-column-width="10395*"/>
    </style:style>
    <style:style style:name="Tableau1.B" style:family="table-column">
      <style:table-column-properties style:column-width="14.303cm" style:rel-column-width="55140*"/>
    </style:style>
    <style:style style:name="Tableau1.A1" style:family="table-cell">
      <style:table-cell-properties fo:padding="0cm" fo:border="none" style:writing-mode="page"/>
    </style:style>
    <style:style style:name="P1" style:family="paragraph" style:parent-style-name="Standard">
      <style:text-properties officeooo:rsid="001030a6" officeooo:paragraph-rsid="001030a6"/>
    </style:style>
    <style:style style:name="P2" style:family="paragraph" style:parent-style-name="Standard">
      <style:paragraph-properties fo:text-align="center" style:justify-single-word="false"/>
      <style:text-properties fo:color="#c9211e" loext:opacity="100%" fo:font-size="20pt" fo:font-weight="bold" officeooo:rsid="001030a6" officeooo:paragraph-rsid="001030a6" style:font-size-asian="20pt" style:font-weight-asian="bold" style:font-size-complex="20pt" style:font-weight-complex="bold"/>
    </style:style>
    <style:style style:name="P3" style:family="paragraph" style:parent-style-name="Standard">
      <style:text-properties fo:color="#c9211e" loext:opacity="100%" style:text-underline-style="solid" style:text-underline-width="auto" style:text-underline-color="font-color" fo:font-weight="bold" officeooo:rsid="001030a6" officeooo:paragraph-rsid="001030a6" style:font-weight-asian="bold"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 style:family="paragraph" style:parent-style-name="Standard">
      <style:paragraph-properties fo:margin-left="0cm" fo:margin-right="0cm" fo:margin-top="0cm" fo:margin-bottom="0.499cm" style:contextual-spacing="false" fo:text-indent="0cm" style:auto-text-indent="false"/>
      <style:text-properties style:text-underline-style="solid" style:text-underline-width="auto" style:text-underline-color="font-color" fo:font-weight="bold" style:font-weight-asian="bold" style:font-weight-complex="bold" loext:padding="0cm" loext:border="none"/>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01f1e" loext:opacity="100%" style:font-name="Segoe UI" fo:font-size="11.25pt" fo:letter-spacing="normal" fo:font-style="normal" fo:font-weight="normal" loext:padding="0cm" loext:border="none"/>
    </style:style>
    <style:style style:name="P12" style:family="paragraph" style:parent-style-name="Standard">
      <style:text-properties fo:color="#c9211e" loext:opacity="100%" style:text-underline-style="solid" style:text-underline-width="auto" style:text-underline-color="font-color" fo:font-weight="bold" officeooo:rsid="001030a6" style:font-weight-asian="bold" style:font-weight-complex="bold"/>
    </style:style>
    <style:style style:name="P13" style:family="paragraph" style:parent-style-name="Standard" style:list-style-name="L2"/>
    <style:style style:name="P14" style:family="paragraph" style:parent-style-name="Standard">
      <style:text-properties officeooo:paragraph-rsid="00109b0a"/>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T1" style:family="text">
      <style:text-properties officeooo:rsid="001030a6"/>
    </style:style>
    <style:style style:name="T2" style:family="text">
      <style:text-properties fo:font-variant="normal" fo:text-transform="none" fo:color="#201f1e" loext:opacity="100%" fo:font-size="11.25pt" fo:letter-spacing="normal" fo:font-style="normal"/>
    </style:style>
    <style:style style:name="T3" style:family="text">
      <style:text-properties fo:font-variant="normal" fo:text-transform="none" fo:color="#201f1e" loext:opacity="100%" fo:font-size="11.25pt" fo:letter-spacing="normal" fo:font-style="normal" officeooo:rsid="001030a6"/>
    </style:style>
    <style:style style:name="T4" style:family="text">
      <style:text-properties fo:font-variant="normal" fo:text-transform="none" fo:color="#201f1e" loext:opacity="100%" fo:letter-spacing="normal" fo:font-style="normal" fo:font-weight="normal"/>
    </style:style>
    <style:style style:name="T5" style:family="text">
      <style:text-properties fo:font-variant="normal" fo:text-transform="none" fo:color="#201f1e" loext:opacity="100%" fo:letter-spacing="normal" fo:font-style="normal" fo:font-weight="normal" officeooo:rsid="001030a6"/>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030a6" style:font-weight-asian="bold" style:font-weight-complex="bold"/>
    </style:style>
    <style:style style:name="T8" style:family="text">
      <style:text-properties fo:font-weight="bold" officeooo:rsid="001030a6" style:font-weight-asian="bold" style:font-weight-complex="bold"/>
    </style:style>
    <style:style style:name="T9" style:family="text">
      <style:text-properties style:text-underline-style="none" fo:font-weight="normal" officeooo:rsid="001030a6" style:font-weight-asian="normal" style:font-weight-complex="normal"/>
    </style:style>
    <style:style style:name="T10" style:family="text">
      <style:text-properties officeooo:rsid="00109b0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E 1.05</text:p>
      <text:p text:style-name="P1"/>
      <text:p text:style-name="P3">a)</text:p>
      <table:table table:name="Tableau1" table:style-name="Tableau1">
        <table:table-column table:style-name="Tableau1.A"/>
        <table:table-column table:style-name="Tableau1.B"/>
        <table:table-row>
          <table:table-cell table:style-name="Tableau1.A1" office:value-type="string">
            <text:p text:style-name="P8"><text:span text:style-name="T2">Rubrique</text:span><text:span text:style-name="T3">s :</text:span></text:p>
          </table:table-cell>
          <table:table-cell table:style-name="Tableau1.A1" office:value-type="string">
            <text:p text:style-name="P8">C<text:span text:style-name="T1">ontenu</text:span></text:p>
          </table:table-cell>
        </table:table-row>
        <table:table-row>
          <table:table-cell table:style-name="Tableau1.A1" office:value-type="string">
            <text:p text:style-name="P9"><text:span text:style-name="T5">A</text:span><text:span text:style-name="T4">ccueil</text:span></text:p>
          </table:table-cell>
          <table:table-cell table:style-name="Tableau1.A1" office:value-type="string">
            <text:p text:style-name="Standard">On retrouvera sur la page d’accueil un premier bandeau en haut de page avec différentes images qui défilent afin de donner un avant goût des salles ou bien encore des actualités telles que les promotions ou évènements, cela permettra a l’utilisateur de directement avoir l’œil qui est attiré par ce qui est susceptible de lui plaire. On mettra en dessous quelques petites phrases/informations permettant un accroche, comme le fait que le centre d’escape game s’est agrandit, ce qui stimulera la curiosité de l’utilisateur, on pourra ensuite avoir une liste des salles (<text:span text:style-name="T10">avec</text:span> leur mission actuelle) ce qui permettra un accès rapide aux informations intéressant l’utilisateur. On trouvera aussi à la suite des avis sélectionnés par vos soin, des avis positifs peuvent faire preuve d’un gage de qualité pour l’utilisateur, on finira la page par un bouton renvoyant vers la page de réservation. Ces différents éléments font tous office de mise en bouche pour donner a l’utilisateur l’envie de continuer sur votre site et finir par y faire une réservation. </text:p>
          </table:table-cell>
        </table:table-row>
        <table:table-row>
          <table:table-cell table:style-name="Tableau1.A1" office:value-type="string">
            <text:p text:style-name="P9"><text:span text:style-name="T5">A</text:span><text:span text:style-name="T4">ctualité</text:span><text:span text:style-name="T5">s</text:span></text:p>
          </table:table-cell>
          <table:table-cell table:style-name="Tableau1.A1" office:value-type="string">
            <text:p text:style-name="Standard">Sur cette page on retrouvera un fil d’actualités, sous forme de blocs (texte / image) qui seront vos actualités la première étant la plus récente, cela permettra à l’utilisateur de se tenir au courant lors de changement de mission ou de promotion ou d’événements.</text:p>
          </table:table-cell>
        </table:table-row>
        <table:table-row>
          <table:table-cell table:style-name="Tableau1.A1" office:value-type="string">
            <text:p text:style-name="P9"><text:span text:style-name="T5">N</text:span><text:span text:style-name="T4">os </text:span><text:span text:style-name="T5">S</text:span><text:span text:style-name="T4">alles</text:span> </text:p>
          </table:table-cell>
          <table:table-cell table:style-name="Tableau1.A1" office:value-type="string">
            <text:p text:style-name="Standard">Lorsqu’on passera le curseur sur cette rubrique pour y accéder un menu défilant s’affichera avec le nom des salles pour accéder directement à la page voulu sinon si on clique juste cela mènera à une page qui affiche un aperçu de chaque salle <text:span text:style-name="T10">(Atelier Tesla / Attaque de zombi / Harry Potter/ Savant fou / Navire à la dérive / Immeuble incendie) </text:span>donc une petite image et le nom de la salle <text:span text:style-name="T10">et indiquera aussi sous forme d’une catégorie les salles disponible pour battle</text:span>. Chaque page de salle aura une structure similaire, on retrouvera quelques image de mise en bouche qu’on pourra faire défiler en haut de page suivi d’un paragraphe qui résume le thème et scénario, qui correspondra donc à la mission en cours dans cette salle, avec également une ligne « mission actuelle : (mission en cours) » pour indiquer la mission actuelle ce qui permet aux personnes ayant déjà visiter cette salle avec une autre mission de voir si cela a changé. On aura également à la suite une difficulté de la salle et son taux de réussite <text:span text:style-name="T10">ainsi que le nombre de joueur</text:span>. Et donc à la fin de la page on retrouvera la partie des avis (si l’utilisateur est connecté à son compte il aura l’option d’ajouter un avis si et seulement si il a effectué une réservation dans cette salle afin d’éviter les commentaires visant à descendre l’opinion sans avoir jouer la mission comme à votre demande. </text:p>
          </table:table-cell>
        </table:table-row>
        <table:table-row>
          <table:table-cell table:style-name="Tableau1.A1" office:value-type="string">
            <text:p text:style-name="P9"><text:span text:style-name="T5">T</text:span><text:span text:style-name="T4">arifs &amp; </text:span><text:span text:style-name="T5">R</text:span><text:span text:style-name="T4">éservation</text:span> </text:p>
          </table:table-cell>
          <table:table-cell table:style-name="Tableau1.A1" office:value-type="string">
            <text:p text:style-name="Standard">Sur cette page les tarifs seront donnés ainsi qu’un bouton permettant de faire une réservation, on aura donc un pop-up demandant la connexion (ou proposer de s’inscrire, dans ce cas cela renverra vers la page dédié) une fois connecté (si l’utilisateur ne l’étais pas déjà) on aura les options de réservation, donc le choix de salle, <text:span text:style-name="T10">si c’est en battle,</text:span> le nombre de personne puis la date et l’heure (sous la forme d’un calendrier des disponibilités) puis une fois les choix effectués une page de paiement s’affichera pour finaliser la réservation.</text:p>
          </table:table-cell>
        </table:table-row>
        <table:table-row>
          <table:table-cell table:style-name="Tableau1.A1" office:value-type="string">
            <text:p text:style-name="P9"><text:span text:style-name="T4">Centre</text:span><text:span text:style-name="T5">s</text:span><text:span text:style-name="T4"> </text:span><text:span text:style-name="T5">&amp;</text:span><text:span text:style-name="T4"> </text:span><text:span text:style-name="T5">C</text:span><text:span text:style-name="T4">ontact</text:span><text:span text:style-name="T5">s</text:span> </text:p>
          </table:table-cell>
          <table:table-cell table:style-name="Tableau1.A1" office:value-type="string">
            <text:p text:style-name="Standard">On retrouvera sur cette page toutes les informations lié aux centre, on aura dans un premier temps une brève présentation du centre principal ainsi que quelques photos du centre (pas des salles) on pourra également mettre une photo de groupe des employés qui aidera le client à se sentir déjà plus proche des employés et lui procurera déjà un certain confort vis à vis de l’espace game, on aura ensuite toute les informations de contacts, puis l’accès au centre, avec différentes explications ainsi qu’un plan pour faciliter au mieux la venu du client. </text:p>
          </table:table-cell>
        </table:table-row>
        <text:soft-page-break/>
        <table:table-row>
          <table:table-cell table:style-name="Tableau1.A1" office:value-type="string">
            <text:p text:style-name="P9"><text:span text:style-name="T5">P</text:span><text:span text:style-name="T4">artenariat</text:span> </text:p>
          </table:table-cell>
          <table:table-cell table:style-name="Tableau1.A1" office:value-type="string">
            <text:p text:style-name="Standard">Sur cette page on retrouvera une présentation du programme de partenaires et les informations destinées aux entreprises dans le but d’un partenariat, il y aura des informations complémentaires de contact spécifique pour une demande de partenariat ainsi que des infos sur les deux centre d’espace game pour permettre à l’entreprise une flexibilité dans ses choix. On pourra également inclure en bas de page des avis d’entreprises déjà partenaire qui fera office de gage de qualité pour ceux hésitant. </text:p>
          </table:table-cell>
        </table:table-row>
        <table:table-row>
          <table:table-cell table:style-name="Tableau1.A1" office:value-type="string">
            <text:p text:style-name="P9"><text:span text:style-name="T5">G</text:span><text:span text:style-name="T4">alerie</text:span> </text:p>
          </table:table-cell>
          <table:table-cell table:style-name="Tableau1.A1" office:value-type="string">
            <text:p text:style-name="Standard">On retrouvera ici un album photo, on pourrait faire en sorte de mettre les photos des groupes ayant le record d’une mission en haut de page afin de créer un petit challenge pour les autres en attisant l’envie de compétition, mais sinon on retrouvera simplement les différentes photos de groupes dont vous avez eu l’autorisation de poster. Le nombre de photos par pages sera limité donc on ajoutera un bouton permettant la navigation entre les différentes pages de photos au sein de la galerie ainsi qu’une barre de recherche, qui permettra à l’utilisateur de retrouver son groupe en tapant par exemple la date de venu qui affichera les photos de ce jour, si l’utilisateur est connecté il pourra depuis son profil directement être renvoyé à la galerie qui affichera directement les photos qui lui sont associées. </text:p>
          </table:table-cell>
        </table:table-row>
        <table:table-row>
          <table:table-cell table:style-name="Tableau1.A1" office:value-type="string">
            <text:p text:style-name="P9"><text:span text:style-name="T5">M</text:span><text:span text:style-name="T4">on </text:span><text:span text:style-name="T5">C</text:span><text:span text:style-name="T4">ompte</text:span> </text:p>
          </table:table-cell>
          <table:table-cell table:style-name="Tableau1.A1" office:value-type="string">
            <text:p text:style-name="Standard">Lorsqu’on arrivera sur cette page on demandera à l’utilisateur de se connecter et il y aura une option créer un compte qui demandera donc prénom / nom / adresse mail / téléphone. Une fois connecté l’utilisateur aura accès à son profil ou il pourra modifier ses informations ou alors voir les photos de son groupe si il en a effectué lors d’une venu ainsi que voir l’historique de ses réservations et ses avis postés.</text:p>
          </table:table-cell>
        </table:table-row>
      </table:table>
      <text:p text:style-name="P1"/>
      <text:p text:style-name="P1"/>
      <text:p text:style-name="P3">b) </text:p>
      <text:p text:style-name="P1">1) Quand vous dites posséder 8 salles avec des missions qui changent régulièrement, vous entendez par là que les salles (donc thèmes, décors, etc.) changent ou alors vous avez 8 salles à thème qui restent globalement les mêmes en terme d'architecture de la salle et se sont les énigmes et scenarios qui changent tout les x temps ?</text:p>
      <text:p text:style-name="Standard"><text:span text:style-name="T7">Réponse :</text:span><text:span text:style-name="T8"> </text:span>C'est la deuxième solution</text:p>
      <text:p text:style-name="Standard"/>
      <text:p text:style-name="Standard">2) Voulez vous un système de compte ? (afin que vos clients puissent justement poster des commentaires, ou encore être notifié quand les photos sont disponible dans la galerie)</text:p>
      <text:p text:style-name="Standard"><text:span text:style-name="T7">Réponse :</text:span><text:span text:style-name="T9"> </text:span>Oui, cela permet aussi de faire une communication ciblée pour les offres</text:p>
      <text:p text:style-name="Standard"/>
      <text:p text:style-name="Standard">3) Au niveau des commentaires, cela serait plus sur une page dédiée ou plutôt intégrer dans une page ? (par exemple sur une page présentant une salle, on retrouverait des avis en bas de page)</text:p>
      <text:p text:style-name="Standard"><text:span text:style-name="T7">Réponse :</text:span><text:span text:style-name="T1"> </text:span>plutôt dans la continuité d'une page pour donner de la vie à l'expérience : commentaires par des profils vérifiés (cf compte) avec possibilité de modérer pour éviter les mauvaises surprises ou les concurrents vengeurs !</text:p>
      <text:p text:style-name="Standard"/>
      <text:p text:style-name="P3">c)</text:p>
      <text:p text:style-name="P4"><text:span text:style-name="T6">Suggestion :</text:span> en se basant sur notre étude benchmark nous avons une suggestion à faire, nous avons remarqué que sur des site d’escape game on pouvait retrouver la mise en avant du pass culture qui permet aux jeunes d’effectuer une réservation avec celui-ci, pour vous démarquer et attirer une clientèle jeune il serait intéressant de mettre aussi en avant cette option sur votre site.</text:p>
      <text:p text:style-name="P4"/>
      <text:p text:style-name="P12">d)</text:p>
      <text:p text:style-name="Standard"><text:span text:style-name="T10">Le site sera composé dans sa structure graphique d’un background qui sera une image couleur noir avec plein de petites clef en or, cela donnera l’ambiance de l’espace en plongeant directement l’utilisateur dans le monde énigmatique. Les pages seront donc des pages centrales de fond blanc entourée <text:s/>d’une fine bordure dorée contenant les informations comme décrite avant, les textes </text:span><text:soft-page-break/><text:span text:style-name="T10">auront une police tout à fait lisible mais qui changera un peu de l’ordinaire pour adopter un style un peu énigmatique, les images seront entouré d’un cadre noir léger pour les faire ressortir et délimiter leur partie. Sur le haut du site on retrouvera une bande blanche qui contiendra les noms des rubriques et seront cliquable pour la navigation dans le site, pour l’une d’elle (Nos salles) on aura également un défilant avec le nom des salles. Chaque page aura donc cette structure graphique adaptée à sa disposition comme décrite dans la partie rubrique. On aura donc les pages suivantes : Accueil, <text:s/>Actualités, Nos salles, une page par salles (Atelier Tesla / Attaque de zombi / Harry Potter/ Savant fou / Navire à la dérive / Immeuble incendie), </text:span>Tarifs &amp; Réservation, Centres &amp; Contacts, <text:span text:style-name="T10">Partenariat, Galerie, Mon compte. Pour la partie technique on aura donc un serveur web avec une base de donnée pour la gestion des comptes utilisateur. Il y aura donc moyen de crée des comptes et de se connecter. On aura aussi un système de paiement pour les réservations ainsi qu’un calendrier pour gérer les disponibilités. Il y aura un système de commentaire intégrer aux pages des salles, les accès aux commentaire seront que pour les membre ayant déjà visiter la salle, se basera sur la réservation confirmée par l’entreprise. Depuis un compte employé ont aura aussi accès à certaines modifications du site, comme l’ajout, suppression et modification des actualités, ainsi que le changement des parties correspondantes aux mission, l’ajout de photos dans la galerie ainsi que la gestion des commentaires (suppression, réponse, etc).</text:span></text:p>
      <text:p text:style-name="P14"/>
      <text:p text:style-name="Standard"/>
      <text:p text:style-name="P3">e)</text:p>
      <text:p text:style-name="P6">Les types de rôles :</text:p>
      <text:list text:style-name="L1">
        <text:list-item>
          <text:p text:style-name="P16"><text:span text:style-name="T7">A</text:span><text:span text:style-name="T6">dministrateur :</text:span> cela sera le rôle du développeur de notre équipe, qui pourra modifier si besoin la structure du site a votre demande après qu’elle ait été traité par les différentes personnes se chargeant de la charte graphique ou autre</text:p>
          <text:p text:style-name="P16"/>
        </text:list-item>
        <text:list-item>
          <text:p text:style-name="P16"><text:span text:style-name="T6">Employés :</text:span> cela sera un type de compte auquel vous aurez accès, cela permettra d’avoir accès à l’ajout ou modifications des actualités ou informations relatives à l’espace game, vous pourrez ajouter les photos dans la galerie également ainsi que gérer toute la partie des commentaires et avis.</text:p>
          <text:p text:style-name="P16"/>
        </text:list-item>
        <text:list-item>
          <text:p text:style-name="P16"><text:span text:style-name="T6">Modération :</text:span> dans le cas où vous ferez appelle à de la modération extérieur pour gérer les commentaires ce type d’accès permettra uniquement de traiter cette partie du site sans avoir les autre option employé</text:p>
          <text:p text:style-name="P16"/>
        </text:list-item>
        <text:list-item>
          <text:p text:style-name="P15"><text:span text:style-name="T6">Utilisateur :</text:span> ce rôle sera le rôle normal de toute personne visitant votre site, les accès seront la création de compte afin d’avoir accès aux réservations mais même sans compte la visite libre sera possible et exactement la même, l’utilisateur ayant un compte pourra modifier ses informations sur la page de son profil ainsi que poster des avis sur les pages de salle qu’il a réservé et participé à l’activité (pas possible sans compte)</text:p>
        </text:list-item>
      </text:list>
      <text:p text:style-name="P5"/>
      <text:p text:style-name="P3">f)</text:p>
      <text:p text:style-name="P7">Éléments indispensables :</text:p>
      <text:p text:style-name="Standard"/>
      <text:list text:style-name="L2">
        <text:list-item>
          <text:p text:style-name="P13"><text:s/><text:span text:style-name="T6">Actualités :</text:span> éléments variants selon les actualités (qu’on retrouvera sur la page actualité mais qui modifieront aussi quelques informations dès pages accueil et salle) cela comprend les potentiels actualités tél que les promotions ou événements mais aussi le très important changement de mission pour chaque salle. Cela inclus donc les images lié à ces actualités et les parties de texte qui leur sont dédié. Sur la page d’actualité on retrouvera les anciennes <text:soft-page-break/>actualités sauf si elles ont été supprimées par l’entreprise (option de leur rôle de gestion) et sinon cela sera sous la forme d’un nouvel article sur cette page. Pour la page accueil les actualités affiches seront celles choisi par l’entreprise. Pour les pages de salles on aura les informations relatives à la mission en cours qui changeront (donc également difficultés et taux de réussite)</text:p>
          <text:p text:style-name="P13"/>
        </text:list-item>
        <text:list-item>
          <text:p text:style-name="P13"><text:s/><text:span text:style-name="T6">Commentaire/avis :</text:span> cette partie sera visible sur les pages dédié de chaque salle où chaque salle aura donc ses propres commentaires le temps de la mission en cours, selon les désirs de l’entreprise ils pourront en garder ou supprimer. Ils seront ajoutés par les utilisateurs et gérer par la modération du site. Cela sera sous forme d’un fil de commentaire en bas de page. Ils seront également accessibles via l’espace compte d’un utilisateur où il aura accès à seulement ses commentaire postés.</text:p>
          <text:p text:style-name="P13"/>
        </text:list-item>
        <text:list-item>
          <text:p text:style-name="P13"><text:s/><text:span text:style-name="T6">Page de salle :</text:span> la page de présentation de salle est importante car c’est la vitrine du produit, il y en aura 6 car on a 8 salles mais deux sont des copies. On aura dessus comme décrit précédemment des images présentant la salle sans la spoiler, une zone texte décrivant la salle et sa mission, le taux de réussite et sa difficulté ainsi que les commentaires à la fin.</text:p>
        </text:list-item>
      </text:list>
      <text:p text:style-name="P11"/>
      <text:p text:style-name="P10"><text:lin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Web (West European)', 'Segoe UI', apple-system, BlinkMacSystemFont, Roboto, 'Helvetica Neue',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8T19:44:50.943000000</meta:creation-date>
    <dc:date>2022-10-28T22:26:52.110000000</dc:date>
    <meta:editing-duration>PT46M9S</meta:editing-duration>
    <meta:editing-cycles>2</meta:editing-cycles>
    <meta:generator>LibreOffice/7.4.1.2$Windows_X86_64 LibreOffice_project/3c58a8f3a960df8bc8fd77b461821e42c061c5f0</meta:generator>
    <meta:document-statistic meta:table-count="1" meta:image-count="0" meta:object-count="0" meta:page-count="4" meta:paragraph-count="48" meta:word-count="2026" meta:character-count="12038" meta:non-whitespace-character-count="10048"/>
  </office:meta>
</office:document-meta>
</file>